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80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8.437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17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8" style:family="graphic" style:parent-style-name="AuthN">
      <style:graphic-properties draw:textarea-horizontal-align="justify" draw:textarea-vertical-align="middle" draw:auto-grow-height="false" fo:min-height="1.463cm" fo:min-width="6.789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0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  <style:text-properties style:font-name="Liberation Sans1"/>
    </style:style>
    <style:style style:name="P5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6" style:family="paragraph">
      <style:paragraph-properties fo:text-align="center"/>
      <style:text-properties style:font-name="Liberation Sans1" style:font-weight-asian="bold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style:font-name="Liberation Sans1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Saml2WebSso</text:span><text:span text:style-name="T2"><text:line-break/></text:span><text:span text:style-name="T2">Authentication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6" draw:layer="layout" svg:width="7.809cm" svg:height="1.27cm" svg:x="11.606cm" svg:y="4.154cm">
          <text:p text:style-name="P2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147cm" svg:y="5.914cm">
          <draw:text-box>
            <text:p><text:span text:style-name="T1">Authenticated?</text:span></text:p>
          </draw:text-box>
        </draw:frame>
        <draw:custom-shape draw:style-name="gr8" draw:text-style-name="P4" xml:id="id4" draw:id="id4" draw:layer="layout" svg:width="1.143cm" svg:height="1.143cm" svg:x="14.768cm" svg:y="7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922cm" svg:height="8.739cm" svg:x="9.763cm" svg:y="9.914cm">
          <text:p/>
          <draw:enhanced-geometry svg:viewBox="0 0 21600 21600" draw:type="rectangle" draw:enhanced-path="M 0 0 L 21600 0 21600 21600 0 21600 0 0 Z N"/>
        </draw:custom-shape>
        <draw:line draw:style-name="gr11" draw:text-style-name="P4" xml:id="id3" draw:id="id3" draw:layer="layout" svg:x1="4.713cm" svg:y1="7.634cm" svg:x2="4.714cm" svg:y2="10.014cm">
          <text:p/>
        </draw:line>
        <draw:line draw:style-name="gr11" draw:text-style-name="P4" draw:layer="layout" svg:x1="15.339cm" svg:y1="8.184cm" svg:x2="15.339cm" svg:y2="9.962cm">
          <text:p/>
        </draw:line>
        <draw:frame draw:style-name="gr12" draw:text-style-name="P1" draw:layer="layout" svg:width="2.585cm" svg:height="0.962cm" svg:x="1.634cm" svg:y="8.281cm">
          <draw:text-box>
            <text:p><text:span text:style-name="T1">Failure</text:span></text:p>
          </draw:text-box>
        </draw:frame>
        <draw:frame draw:style-name="gr13" draw:text-style-name="P1" draw:layer="layout" svg:width="3.072cm" svg:height="0.962cm" svg:x="11.884cm" svg:y="8.284cm">
          <draw:text-box>
            <text:p><text:span text:style-name="T1">Success</text:span></text:p>
          </draw:text-box>
        </draw:frame>
        <draw:custom-shape draw:style-name="gr14" draw:text-style-name="P6" draw:layer="layout" svg:width="10.033cm" svg:height="1.27cm" svg:x="10.271cm" svg:y="11.873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033cm" svg:height="1.27cm" svg:x="10.271cm" svg:y="17.104cm">
          <text:p text:style-name="P2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033cm" svg:height="1.27cm" svg:x="10.271cm" svg:y="13.6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033cm" svg:height="1.27cm" svg:x="10.271cm" svg:y="10.144cm">
          <text:p text:style-name="P2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5" draw:text-style-name="P4" xml:id="id1" draw:id="id1" draw:layer="layout" svg:x1="8.777cm" svg:y1="4.332cm" svg:x2="10.174cm" svg:y2="4.332cm">
          <text:p/>
        </draw:line>
        <draw:line draw:style-name="gr11" draw:text-style-name="P4" xml:id="id2" draw:id="id2" draw:layer="layout" svg:x1="15.454cm" svg:y1="0.395cm" svg:x2="15.424cm" svg:y2="4.175cm">
          <text:p/>
        </draw:line>
        <draw:custom-shape draw:style-name="gr14" draw:text-style-name="P6" draw:layer="layout" svg:width="10.033cm" svg:height="1.27cm" svg:x="10.271cm" svg:y="15.403cm">
          <text:p text:style-name="P2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29cm" svg:height="1.27cm" svg:x="1.106cm" svg:y="10.2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29cm" svg:height="1.27cm" svg:x="1.106cm" svg:y="12.054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295cm" svg:height="1.538cm" svg:x="1.074cm" svg:y="13.854cm">
          <text:p text:style-name="P2"><text:span text:style-name="T1">Authentication</text:span></text:p>
          <text:p text:style-name="P2"><text:span text:style-name="T1">Failure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947cm" svg:height="1.621cm" svg:x="12.087cm" svg:y="0.776cm">
          <text:p text:style-name="P2"><text:span text:style-name="T1">Saml2</text:span><text:span text:style-name="T1"><text:line-break/></text:span><text:span text:style-name="T1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0.635cm" svg:height="0.635cm" svg:x="10.986cm" svg:y="1.37cm">
          <text:p text:style-name="P2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5.339cm" svg:y1="5.547cm" svg:x2="15.339cm" svg:y2="7.071cm">
          <text:p/>
        </draw:line>
        <draw:custom-shape draw:style-name="gr19" draw:text-style-name="P7" draw:layer="layout" svg:width="0.635cm" svg:height="0.635cm" svg:x="14.486cm" svg:y="2.77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35cm" svg:height="0.635cm" svg:x="4.386cm" svg:y="8.47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35cm" svg:height="0.635cm" svg:x="15.001cm" svg:y="8.455cm">
          <text:p text:style-name="P2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line-skew="0.471cm" svg:x1="10.174cm" svg:y1="4.332cm" svg:x2="15.439cm" svg:y2="0.395cm" draw:start-shape="id1" draw:start-glue-point="1" draw:end-shape="id2" draw:end-glue-point="0" svg:d="M10174 4332v-3967h5265v30" svg:viewBox="0 0 5266 3968">
          <text:p/>
        </draw:connector>
        <draw:connector draw:style-name="gr20" draw:text-style-name="P2" draw:layer="layout" svg:x1="4.713cm" svg:y1="7.634cm" svg:x2="14.768cm" svg:y2="7.629cm" draw:start-shape="id3" draw:start-glue-point="0" draw:end-shape="id4" draw:end-glue-point="5" svg:d="M4713 7634h5102v-5h4953" svg:viewBox="0 0 10056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1H27M43S</meta:editing-duration>
    <meta:editing-cycles>6</meta:editing-cycles>
    <meta:generator>LibreOffice/6.0.7.3$Linux_X86_64 LibreOffice_project/00m0$Build-3</meta:generator>
    <dc:date>2020-08-26T15:03:18.597751738</dc:date>
    <meta:document-statistic meta:object-count="36"/>
    <meta:template xlink:type="simple" xlink:actuate="onRequest" xlink:title="palette" xlink:href="../../../../../../../../../../../../Templates/Spring/palette.otg" meta:date="2020-02-27T13:48:36.215788751"/>
  </office:meta>
</office:document-meta>
</file>